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0.452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815cm"/>
    </style:style>
    <style:style style:name="co18" style:family="table-column">
      <style:table-column-properties fo:break-before="auto" style:column-width="0.661cm"/>
    </style:style>
    <style:style style:name="co19" style:family="table-column">
      <style:table-column-properties fo:break-before="auto" style:column-width="0.90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8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67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475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8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4.144" calcext:value-type="float">
            <text:p>4.1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4" calcext:value-type="float">
            <text:p>13.54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8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5" calcext:value-type="float">
            <text:p>13.5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6" calcext:value-type="float">
            <text:p>4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Verwundert sich über den Unglau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1" calcext:value-type="float">
            <text:p>4.171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15" calcext:value-type="float">
            <text:p>4.31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2" calcext:value-type="float">
            <text:p>4.172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3" calcext:value-type="float">
            <text:p>4.17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4" calcext:value-type="float">
            <text:p>4.17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01" calcext:value-type="float">
            <text:p>5.0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olksmenge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" calcext:value-type="float">
            <text:p>4.180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9" calcext:value-type="float">
            <text:p>4.179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9" calcext:value-type="float">
            <text:p>1.15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239" calcext:value-type="float">
            <text:p>1.23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5" calcext:value-type="float">
            <text:p>5.10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5.11" calcext:value-type="float">
            <text:p>5.1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 (lk: <text:span text:style-name="T5">sie</text:span><text:span text:style-name="T6">)</text:span>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1" calcext:value-type="float">
            <text:p>1.45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2" calcext:value-type="float">
            <text:p>1.452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ückzug in die Wüsteneien zum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eines neuen Kleides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7" calcext:value-type="float">
            <text:p>5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neuer Wein in alte Schläu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79" calcext:value-type="float">
            <text:p>2.2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 <text:s/>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95" calcext:value-type="float">
            <text:p>3.0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1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8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2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4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" calcext:value-type="float">
            <text:p>8.2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85]" office:value-type="float" office:value="9.34" calcext:value-type="float">
            <text:p>9.34</text:p>
          </table:table-cell>
          <table:table-cell table:style-name="ce124" table:formula="of:=[.E285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89]" office:value-type="float" office:value="10.07" calcext:value-type="float">
            <text:p>10.07</text:p>
          </table:table-cell>
          <table:table-cell table:style-name="ce124" table:formula="of:=[.E289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01" calcext:value-type="float">
            <text:p>14.00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6.139" calcext:value-type="float">
            <text:p>6.13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Jünger gehen aus und verkündigen das Evangelium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9.071" calcext:value-type="float">
            <text:p>9.071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72" calcext:value-type="float">
            <text:p>9.072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14.011" calcext:value-type="float">
            <text:p>14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41" calcext:value-type="float">
            <text:p>6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ar es Elias, war es einer der Propheten?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14.13" calcext:value-type="float">
            <text:p>14.13</text:p>
          </table:table-cell>
          <table:table-cell table:style-name="ce28" office:value-type="float" office:value="14.134" calcext:value-type="float">
            <text:p>14.134</text:p>
          </table:table-cell>
          <table:table-cell table:style-name="ce26"/>
          <table:table-cell table:style-name="ce34" office:value-type="float" office:value="14.21" calcext:value-type="float">
            <text:p>14.21</text:p>
          </table:table-cell>
          <table:table-cell table:style-name="ce35"/>
          <table:table-cell table:style-name="ce38"/>
          <table:table-cell table:style-name="ce34" office:value-type="float" office:value="6.31" calcext:value-type="float">
            <text:p>6.31</text:p>
          </table:table-cell>
          <table:table-cell table:style-name="ce16"/>
          <table:table-cell table:style-name="ce34" office:value-type="float" office:value="6.44" calcext:value-type="float">
            <text:p>6.44</text:p>
          </table:table-cell>
          <table:table-cell table:style-name="ce35"/>
          <table:table-cell table:style-name="ce38"/>
          <table:table-cell table:style-name="ce5" office:value-type="float" office:value="9.12" calcext:value-type="float">
            <text:p>9.12</text:p>
          </table:table-cell>
          <table:table-cell table:style-name="ce67" office:value-type="float" office:value="9.122" calcext:value-type="float">
            <text:p>9.122</text:p>
          </table:table-cell>
          <table:table-cell table:style-name="ce34" office:value-type="float" office:value="9.17" calcext:value-type="float">
            <text:p>9.17</text:p>
          </table:table-cell>
          <table:table-cell table:style-name="ce35"/>
          <table:table-cell table:style-name="ce38"/>
          <table:table-cell table:style-name="ce5" office:value-type="float" office:value="6.05" calcext:value-type="float">
            <text:p>6.05</text:p>
          </table:table-cell>
          <table:table-cell table:style-name="ce34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35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3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4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5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85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7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87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2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6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98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1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2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3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16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17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21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23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4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78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94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96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97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7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09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16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43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7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65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08"/>
      </table:named-expressions>
      <table:database-ranges>
        <table:database-range table:name="SortierRange" table:target-range-address="Parallelstellen.C2:Parallelstellen.AM808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08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08:35:03.571230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5-03-14T11:13:42.967174490</dc:date>
    <meta:editing-duration>P7DT23H17M35S</meta:editing-duration>
    <meta:editing-cycles>850</meta:editing-cycles>
    <meta:generator>LibreOffice/7.0.4.2$Linux_X86_64 LibreOffice_project/00$Build-2</meta:generator>
    <meta:document-statistic meta:table-count="1" meta:cell-count="4990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